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fo:font-weight="bold" officeooo:rsid="000dad95" officeooo:paragraph-rsid="000dad95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fo:font-weight="bold" officeooo:rsid="000dad95" officeooo:paragraph-rsid="000dad95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-0.499cm" fo:margin-right="-1cm" fo:margin-top="0.101cm" fo:margin-bottom="0.101cm" style:contextual-spacing="false" fo:text-indent="0cm" style:auto-text-indent="false" style:page-number="auto" fo:background-color="transparent"/>
      <style:text-properties fo:font-weight="bold" officeooo:rsid="000dad95" officeooo:paragraph-rsid="000dad95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font-weight="bold" officeooo:rsid="000dad95" officeooo:paragraph-rsid="000dad95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0dad95" officeooo:paragraph-rsid="000dad95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0ee2d0" officeooo:paragraph-rsid="000ee2d0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0ee2d0" officeooo:paragraph-rsid="000fe91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0fe917" officeooo:paragraph-rsid="000fe917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.199cm" fo:margin-right="-1cm" fo:margin-top="0.101cm" fo:margin-bottom="0.101cm" style:contextual-spacing="false" fo:text-indent="0cm" style:auto-text-indent="false" style:page-number="auto" fo:background-color="transparent"/>
      <style:text-properties fo:language="en" fo:country="US" fo:font-weight="bold" officeooo:rsid="000fe917" officeooo:paragraph-rsid="000fe91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1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0fe917" officeooo:paragraph-rsid="000fe917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0.9cm" fo:margin-right="-1cm" fo:margin-top="0.101cm" fo:margin-bottom="0.101cm" style:contextual-spacing="false" fo:text-indent="0cm" style:auto-text-indent="false" style:page-number="auto" fo:background-color="transparent"/>
      <style:text-properties fo:language="en" fo:country="US" fo:font-weight="bold" officeooo:rsid="001128f8" officeooo:paragraph-rsid="001128f8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-0.499cm" fo:margin-right="-1cm" fo:margin-top="0.101cm" fo:margin-bottom="0.101cm" style:contextual-spacing="false" fo:text-indent="0cm" style:auto-text-indent="false" style:page-number="auto" fo:background-color="transparent"/>
      <style:text-properties fo:language="en" fo:country="US" fo:font-weight="bold" officeooo:rsid="00119fee" officeooo:paragraph-rsid="00119fee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1306cf" officeooo:paragraph-rsid="001306c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0.499cm" fo:margin-right="-1cm" fo:margin-top="0.101cm" fo:margin-bottom="0.101cm" style:contextual-spacing="false" fo:text-indent="0cm" style:auto-text-indent="false" fo:background-color="transparent"/>
      <style:text-properties fo:language="en" fo:country="US" fo:font-weight="bold" officeooo:rsid="001325d4" officeooo:paragraph-rsid="001325d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917" style:font-weight-asian="normal" style:font-weight-complex="normal"/>
    </style:style>
    <style:style style:name="T3" style:family="text">
      <style:text-properties fo:font-weight="normal" officeooo:rsid="001325d4" style:font-weight-asian="normal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l" fo:country="GR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fo:language="el" fo:country="GR" fo:font-weight="normal" officeooo:rsid="000ee2d0" style:font-weight-asian="normal" style:font-weight-complex="normal"/>
    </style:style>
    <style:style style:name="T8" style:family="text">
      <style:text-properties fo:language="el" fo:country="GR" fo:font-weight="normal" officeooo:rsid="000fe917" style:font-weight-asian="normal" style:font-weight-complex="normal"/>
    </style:style>
    <style:style style:name="T9" style:family="text">
      <style:text-properties fo:language="el" fo:country="GR" fo:font-weight="normal" officeooo:rsid="00119fee" style:font-weight-asian="normal" style:font-weight-complex="normal"/>
    </style:style>
    <style:style style:name="T10" style:family="text">
      <style:text-properties fo:language="el" fo:country="GR" fo:font-weight="normal" officeooo:rsid="001306cf" style:font-weight-asian="normal" style:font-weight-complex="normal"/>
    </style:style>
    <style:style style:name="T11" style:family="text">
      <style:text-properties fo:language="el" fo:country="GR" fo:font-weight="normal" officeooo:rsid="001325d4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Να συμπληρώσετε τα παρακάτω κενά, ώστε να προκύψουν αληθείς προτάσεις.</text:span></text:p>
      <text:p text:style-name="P2"><text:span text:style-name="T1"/></text:p>
      <text:p text:style-name="P3"><text:span text:style-name="T4">i.</text:span><text:span text:style-name="T6"> Στη γεωμετρία το διάνυσμα ορίζεται ως ένα ………………………. ευθύγραμμα τμήμα</text:span></text:p>
      <text:p text:style-name="P4"><text:span text:style-name="T4">ii.</text:span><text:span text:style-name="T6"> Αν η αρχή και το πέρας ενός διανύσματος συμπίπτουν, τότε το διάνυσμα λέγεται ………… διάνυσμα</text:span></text:p>
      <text:p text:style-name="P4"><text:span text:style-name="T4">iii.</text:span><text:span text:style-name="T6"> Αν το διάνυσμα </text:span><text:span text:style-name="T6"><draw:frame draw:style-name="fr1" draw:name="Αντικείμενο1" text:anchor-type="as-char" svg:y="-0.377cm" svg:width="0.259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είναι μοναδιαίο, τότε |</text:span><text:span text:style-name="T6"><draw:frame draw:style-name="fr1" draw:name="Αντικείμενο2" text:anchor-type="as-char" svg:y="-0.377cm" svg:width="0.259cm" svg:height="0.469cm" draw:z-index="1"><draw:object xlink:href="./Object 2" xlink:type="simple" xlink:show="embed" xlink:actuate="onLoad"/><draw:image xlink:href="./ObjectReplacements/Object 2" xlink:type="simple" xlink:show="embed" xlink:actuate="onLoad"/><svg:desc>τύπος</svg:desc></draw:frame></text:span><text:span text:style-name="T6">| = …………..</text:span></text:p>
      <text:p text:style-name="P5"><text:span text:style-name="T1">iv. </text:span><text:span text:style-name="T7">Αν το διάνυσμα </text:span><text:span text:style-name="T7"><draw:frame draw:style-name="fr1" draw:name="Αντικείμενο3" text:anchor-type="as-char" svg:y="-0.377cm" svg:width="0.259cm" svg:height="0.469cm" draw:z-index="2"><draw:object xlink:href="./Object 3" xlink:type="simple" xlink:show="embed" xlink:actuate="onLoad"/><draw:image xlink:href="./ObjectReplacements/Object 3" xlink:type="simple" xlink:show="embed" xlink:actuate="onLoad"/><svg:desc>τύπος</svg:desc></draw:frame></text:span><text:span text:style-name="T7"><text:s/>είναι μηδενικό, τότε |</text:span><text:span text:style-name="T7"><draw:frame draw:style-name="fr1" draw:name="Αντικείμενο4" text:anchor-type="as-char" svg:y="-0.377cm" svg:width="0.259cm" svg:height="0.469cm" draw:z-index="3"><draw:object xlink:href="./Object 4" xlink:type="simple" xlink:show="embed" xlink:actuate="onLoad"/><draw:image xlink:href="./ObjectReplacements/Object 4" xlink:type="simple" xlink:show="embed" xlink:actuate="onLoad"/><svg:desc>τύπος</svg:desc></draw:frame></text:span><text:span text:style-name="T7">|= …………….</text:span></text:p>
      <text:p text:style-name="P6"><text:span text:style-name="T1">v. </text:span><text:span text:style-name="T6">Αν δύο διανύσματα είναι συγγραμμικά, τότε λέμε ότι έχουν την ίδια …………………..</text:span></text:p>
      <text:p text:style-name="P7"><text:span text:style-name="T1">vi.</text:span><text:span text:style-name="T6"> </text:span><text:span text:style-name="T8">Αν δύο διανύσματα είναι ομόρροπα, τότε λέμε ότι έχουν την ίδια ……………………..</text:span></text:p>
      <text:p text:style-name="P7"><text:span text:style-name="T2">vii.</text:span><text:span text:style-name="T8"> Αν δύο διανύσματα έχουν αντίθετη κατεύθυνση, τότε αυτά είναι ……………………..</text:span></text:p>
      <text:p text:style-name="P7"><text:span text:style-name="T2">viii.</text:span><text:span text:style-name="T8"> Δύο μη μηδενικά διανύσματα που έχουν την ίδια κατεύθυνση και ίσα μέτρα λέγονται ………………</text:span></text:p>
      <text:p text:style-name="P7"><text:span text:style-name="T2">ix.</text:span><text:span text:style-name="T8"> (Μ: μέσον του ΑΒ) </text:span><text:span text:style-name="T8"><draw:frame draw:style-name="fr1" draw:name="Αντικείμενο5" text:anchor-type="as-char" svg:y="-0.377cm" svg:width="0.002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&lt;=&gt; </text:span><text:span text:style-name="T8"><draw:frame draw:style-name="fr1" draw:name="Αντικείμενο6" text:anchor-type="as-char" svg:y="-0.399cm" svg:width="0.697cm" svg:height="0.489cm" draw:z-index="5"><draw:object xlink:href="./Object 6" xlink:type="simple" xlink:show="embed" xlink:actuate="onLoad"/><draw:image xlink:href="./ObjectReplacements/Object 6" xlink:type="simple" xlink:show="embed" xlink:actuate="onLoad"/><svg:desc>τύπος</svg:desc></draw:frame></text:span><text:span text:style-name="T8"><text:s/>= ……………..</text:span></text:p>
      <text:p text:style-name="P8"><text:span text:style-name="T1">x. </text:span><text:span text:style-name="T6">Δύο διανύσματα λέγονται αντίθετα, όταν έχουν ……………………….. και ……………………….</text:span></text:p>
      <text:p text:style-name="P8"><text:span text:style-name="T1">xi. </text:span><text:span text:style-name="T6">Αν θ η γωνία δύο μη μηδενικών διανυσμάτων </text:span><text:span text:style-name="T6"><draw:frame draw:style-name="fr1" draw:name="Αντικείμενο7" text:anchor-type="as-char" svg:y="-0.377cm" svg:width="0.259cm" svg:height="0.469cm" draw:z-index="6"><draw:object xlink:href="./Object 7" xlink:type="simple" xlink:show="embed" xlink:actuate="onLoad"/><draw:image xlink:href="./ObjectReplacements/Object 7" xlink:type="simple" xlink:show="embed" xlink:actuate="onLoad"/><svg:desc>τύπος</svg:desc></draw:frame></text:span><text:span text:style-name="T6">, </text:span><text:span text:style-name="T5"><draw:frame draw:style-name="fr1" draw:name="Αντικείμενο8" text:anchor-type="as-char" svg:y="-0.416cm" svg:width="0.259cm" svg:height="0.508cm" draw:z-index="7"><draw:object xlink:href="./Object 8" xlink:type="simple" xlink:show="embed" xlink:actuate="onLoad"/><draw:image xlink:href="./ObjectReplacements/Object 8" xlink:type="simple" xlink:show="embed" xlink:actuate="onLoad"/><svg:desc>τύπος</svg:desc></draw:frame></text:span><text:span text:style-name="T6">, τότε</text:span></text:p>
      <text:p text:style-name="P9"><text:span text:style-name="T6">α. </text:span><text:span text:style-name="T6"><draw:frame draw:style-name="fr1" draw:name="Αντικείμενο9" text:anchor-type="as-char" svg:y="-0.377cm" svg:width="0.259cm" svg:height="0.469cm" draw:z-index="8"><draw:object xlink:href="./Object 9" xlink:type="simple" xlink:show="embed" xlink:actuate="onLoad"/><draw:image xlink:href="./ObjectReplacements/Object 9" xlink:type="simple" xlink:show="embed" xlink:actuate="onLoad"/><svg:desc>τύπος</svg:desc></draw:frame></text:span><text:span text:style-name="T6"><text:s/>// </text:span><text:span text:style-name="T6"><draw:frame draw:style-name="fr1" draw:name="Αντικείμενο10" text:anchor-type="as-char" svg:y="-0.416cm" svg:width="0.259cm" svg:height="0.508cm" draw:z-index="9"><draw:object xlink:href="./Object 10" xlink:type="simple" xlink:show="embed" xlink:actuate="onLoad"/><draw:image xlink:href="./ObjectReplacements/Object 10" xlink:type="simple" xlink:show="embed" xlink:actuate="onLoad"/><svg:desc>τύπος</svg:desc></draw:frame></text:span><text:span text:style-name="T6"><text:s text:c="2"/>&lt;=&gt; θ = …… <text:s text:c="2"/>ή θ = ……….</text:span></text:p>
      <text:p text:style-name="P10"><text:span text:style-name="T6">β. Τα διανύσματα <text:s/></text:span><text:span text:style-name="T6"><draw:frame draw:style-name="fr1" draw:name="Αντικείμενο11" text:anchor-type="as-char" svg:y="-0.377cm" svg:width="0.259cm" svg:height="0.469cm" draw:z-index="10"><draw:object xlink:href="./Object 11" xlink:type="simple" xlink:show="embed" xlink:actuate="onLoad"/><draw:image xlink:href="./ObjectReplacements/Object 11" xlink:type="simple" xlink:show="embed" xlink:actuate="onLoad"/><svg:desc>τύπος</svg:desc></draw:frame></text:span><text:span text:style-name="T6"><text:s text:c="2"/>και </text:span><text:span text:style-name="T5"><draw:frame draw:style-name="fr1" draw:name="Αντικείμενο13" text:anchor-type="as-char" svg:y="-0.416cm" svg:width="0.259cm" svg:height="0.508cm" draw:z-index="12"><draw:object xlink:href="./Object 13" xlink:type="simple" xlink:show="embed" xlink:actuate="onLoad"/><draw:image xlink:href="./ObjectReplacements/Object 13" xlink:type="simple" xlink:show="embed" xlink:actuate="onLoad"/><svg:desc>τύπος</svg:desc></draw:frame></text:span><text:span text:style-name="T6"><draw:frame draw:style-name="fr1" draw:name="Αντικείμενο12" text:anchor-type="as-char" svg:y="-0.377cm" svg:width="0.002cm" svg:height="0.46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<text:s/>είναι ομόρροπα αν και μόνο αν η γωνία θ = ………………</text:span></text:p>
      <text:p text:style-name="P10"><text:span text:style-name="T6">γ. Τα διανύσματα </text:span><text:span text:style-name="T6"><draw:frame draw:style-name="fr1" draw:name="Αντικείμενο14" text:anchor-type="as-char" svg:y="-0.377cm" svg:width="0.259cm" svg:height="0.469cm" draw:z-index="13"><draw:object xlink:href="./Object 14" xlink:type="simple" xlink:show="embed" xlink:actuate="onLoad"/><draw:image xlink:href="./ObjectReplacements/Object 14" xlink:type="simple" xlink:show="embed" xlink:actuate="onLoad"/><svg:desc>τύπος</svg:desc></draw:frame></text:span><text:span text:style-name="T6"><text:s/>και </text:span><text:span text:style-name="T6"><draw:frame draw:style-name="fr1" draw:name="Αντικείμενο15" text:anchor-type="as-char" svg:y="-0.416cm" svg:width="0.259cm" svg:height="0.508cm" draw:z-index="14"><draw:object xlink:href="./Object 15" xlink:type="simple" xlink:show="embed" xlink:actuate="onLoad"/><draw:image xlink:href="./ObjectReplacements/Object 15" xlink:type="simple" xlink:show="embed" xlink:actuate="onLoad"/><svg:desc>τύπος</svg:desc></draw:frame></text:span><text:span text:style-name="T6"><text:s/>είναι αντίρροπα αν και μόνο αν η γωνία θ = ………………..</text:span></text:p>
      <text:p text:style-name="P10"><text:span text:style-name="T6">δ. <text:s/></text:span><text:span text:style-name="T6"><draw:frame draw:style-name="fr1" draw:name="Αντικείμενο17" text:anchor-type="as-char" svg:y="-0.416cm" svg:width="1.312cm" svg:height="0.508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6"><text:s text:c="2"/>θ = …………..</text:span></text:p>
      <text:p text:style-name="P10"><text:span text:style-name="T6"/></text:p>
      <text:p text:style-name="P11"><text:span text:style-name="T5">2. </text:span><text:span text:style-name="T9">Να χαρακτηρίσετε τις προτάσεις σωστό ή λάθος</text:span></text:p>
      <text:p text:style-name="P12"><text:span text:style-name="T1">i. </text:span><text:span text:style-name="T10">Το μέτρο ενός διανύσματος </text:span><text:span text:style-name="T10"><draw:frame draw:style-name="fr1" draw:name="Αντικείμενο16" text:anchor-type="as-char" svg:y="-0.377cm" svg:width="0.259cm" svg:height="0.469cm" draw:z-index="16"><draw:object xlink:href="./Object 16" xlink:type="simple" xlink:show="embed" xlink:actuate="onLoad"/><draw:image xlink:href="./ObjectReplacements/Object 16" xlink:type="simple" xlink:show="embed" xlink:actuate="onLoad"/><svg:desc>τύπος</svg:desc></draw:frame></text:span><text:span text:style-name="T10"><text:s/>είναι μη αρνητικός αριθμός</text:span></text:p>
      <text:p text:style-name="P13"><text:span text:style-name="T1">ii. </text:span><text:span text:style-name="T6">Αν τα διανύσματα </text:span><text:span text:style-name="T6"><draw:frame draw:style-name="fr1" draw:name="Αντικείμενο18" text:anchor-type="as-char" svg:y="-0.377cm" svg:width="0.259cm" svg:height="0.469cm" draw:z-index="17"><draw:object xlink:href="./Object 18" xlink:type="simple" xlink:show="embed" xlink:actuate="onLoad"/><draw:image xlink:href="./ObjectReplacements/Object 18" xlink:type="simple" xlink:show="embed" xlink:actuate="onLoad"/><svg:desc>τύπος</svg:desc></draw:frame></text:span><text:span text:style-name="T6">, </text:span><text:span text:style-name="T6"><draw:frame draw:style-name="fr1" draw:name="Αντικείμενο19" text:anchor-type="as-char" svg:y="-0.416cm" svg:width="0.259cm" svg:height="0.508cm" draw:z-index="18"><draw:object xlink:href="./Object 19" xlink:type="simple" xlink:show="embed" xlink:actuate="onLoad"/><draw:image xlink:href="./ObjectReplacements/Object 19" xlink:type="simple" xlink:show="embed" xlink:actuate="onLoad"/><svg:desc>τύπος</svg:desc></draw:frame></text:span><text:span text:style-name="T6"><text:s/>είναι αντίρροπα, τότε έχουν την ίδια διεύθυνση</text:span></text:p>
      <text:p text:style-name="P13"><text:span text:style-name="T1">iii. </text:span><text:span text:style-name="T6">Αν τα διανύσματα </text:span><text:span text:style-name="T6"><draw:frame draw:style-name="fr1" draw:name="Αντικείμενο20" text:anchor-type="as-char" svg:y="-0.377cm" svg:width="0.259cm" svg:height="0.469cm" draw:z-index="19"><draw:object xlink:href="./Object 20" xlink:type="simple" xlink:show="embed" xlink:actuate="onLoad"/><draw:image xlink:href="./ObjectReplacements/Object 20" xlink:type="simple" xlink:show="embed" xlink:actuate="onLoad"/><svg:desc>τύπος</svg:desc></draw:frame></text:span><text:span text:style-name="T6">, </text:span><text:span text:style-name="T6"><draw:frame draw:style-name="fr1" draw:name="Αντικείμενο21" text:anchor-type="as-char" svg:y="-0.416cm" svg:width="0.259cm" svg:height="0.508cm" draw:z-index="20"><draw:object xlink:href="./Object 21" xlink:type="simple" xlink:show="embed" xlink:actuate="onLoad"/><draw:image xlink:href="./ObjectReplacements/Object 21" xlink:type="simple" xlink:show="embed" xlink:actuate="onLoad"/><svg:desc>τύπος</svg:desc></draw:frame></text:span><text:span text:style-name="T6"><text:s/>έχουν την ίδια διεύθυνση, τότε είναι ομόρροπα</text:span></text:p>
      <text:p text:style-name="P13"><text:span text:style-name="T1">iv. </text:span><text:span text:style-name="T6">Αν ισχύει </text:span><text:span text:style-name="T6"><draw:frame draw:style-name="fr1" draw:name="Αντικείμενο22" text:anchor-type="as-char" svg:y="-0.399cm" svg:width="0.697cm" svg:height="0.489cm" draw:z-index="21"><draw:object xlink:href="./Object 22" xlink:type="simple" xlink:show="embed" xlink:actuate="onLoad"/><draw:image xlink:href="./ObjectReplacements/Object 22" xlink:type="simple" xlink:show="embed" xlink:actuate="onLoad"/><svg:desc>τύπος</svg:desc></draw:frame></text:span><text:span text:style-name="T1">= </text:span><draw:frame draw:style-name="fr1" draw:name="Αντικείμενο23" text:anchor-type="as-char" svg:y="-0.397cm" svg:width="0.649cm" svg:height="0.487cm" draw:z-index="22"><draw:object xlink:href="./Object 23" xlink:type="simple" xlink:show="embed" xlink:actuate="onLoad"/><draw:image xlink:href="./ObjectReplacements/Object 23" xlink:type="simple" xlink:show="embed" xlink:actuate="onLoad"/><svg:desc>τύπος</svg:desc></draw:frame>, <text:span text:style-name="T6">τότε το Μ είναι μέσον του ΑΒ</text:span></text:p>
      <text:p text:style-name="P13"><text:span text:style-name="T1">v. </text:span><text:span text:style-name="T6">Αν </text:span><text:span text:style-name="T6"><draw:frame draw:style-name="fr1" draw:name="Αντικείμενο24" text:anchor-type="as-char" svg:y="-0.399cm" svg:width="0.573cm" svg:height="0.489cm" draw:z-index="23"><draw:object xlink:href="./Object 24" xlink:type="simple" xlink:show="embed" xlink:actuate="onLoad"/><draw:image xlink:href="./ObjectReplacements/Object 24" xlink:type="simple" xlink:show="embed" xlink:actuate="onLoad"/><svg:desc>τύπος</svg:desc></draw:frame></text:span><text:span text:style-name="T6"><text:s/>= </text:span><text:span text:style-name="T6"><draw:frame draw:style-name="fr1" draw:name="Αντικείμενο25" text:anchor-type="as-char" svg:y="-0.399cm" svg:width="0.457cm" svg:height="0.489cm" draw:z-index="24"><draw:object xlink:href="./Object 25" xlink:type="simple" xlink:show="embed" xlink:actuate="onLoad"/><draw:image xlink:href="./ObjectReplacements/Object 25" xlink:type="simple" xlink:show="embed" xlink:actuate="onLoad"/><svg:desc>τύπος</svg:desc></draw:frame></text:span><text:span text:style-name="T6">, τότε </text:span><text:span text:style-name="T6"><draw:frame draw:style-name="fr1" draw:name="Αντικείμενο26" text:anchor-type="as-char" svg:y="-0.399cm" svg:width="0.579cm" svg:height="0.489cm" draw:z-index="25"><draw:object xlink:href="./Object 26" xlink:type="simple" xlink:show="embed" xlink:actuate="onLoad"/><draw:image xlink:href="./ObjectReplacements/Object 26" xlink:type="simple" xlink:show="embed" xlink:actuate="onLoad"/><svg:desc>τύπος</svg:desc></draw:frame></text:span><text:span text:style-name="T6"><text:s/>= </text:span><text:span text:style-name="T6"><draw:frame draw:style-name="fr1" draw:name="Αντικείμενο27" text:anchor-type="as-char" svg:y="-0.399cm" svg:width="0.526cm" svg:height="0.489cm" draw:z-index="26"><draw:object xlink:href="./Object 27" xlink:type="simple" xlink:show="embed" xlink:actuate="onLoad"/><draw:image xlink:href="./ObjectReplacements/Object 27" xlink:type="simple" xlink:show="embed" xlink:actuate="onLoad"/><svg:desc>τύπος</svg:desc></draw:frame></text:span></text:p>
      <text:p text:style-name="P13"><text:span text:style-name="T1">vi. </text:span><text:span text:style-name="T6">Ισχύει ότι: |</text:span><text:span text:style-name="T6"><draw:frame draw:style-name="fr1" draw:name="Αντικείμενο28" text:anchor-type="as-char" svg:y="-0.399cm" svg:width="0.573cm" svg:height="0.489cm" draw:z-index="27"><draw:object xlink:href="./Object 28" xlink:type="simple" xlink:show="embed" xlink:actuate="onLoad"/><draw:image xlink:href="./ObjectReplacements/Object 28" xlink:type="simple" xlink:show="embed" xlink:actuate="onLoad"/><svg:desc>τύπος</svg:desc></draw:frame></text:span><text:span text:style-name="T6">| = | </text:span><text:span text:style-name="T6"><draw:frame draw:style-name="fr1" draw:name="Αντικείμενο29" text:anchor-type="as-char" svg:y="-0.399cm" svg:width="0.557cm" svg:height="0.489cm" draw:z-index="28"><draw:object xlink:href="./Object 29" xlink:type="simple" xlink:show="embed" xlink:actuate="onLoad"/><draw:image xlink:href="./ObjectReplacements/Object 29" xlink:type="simple" xlink:show="embed" xlink:actuate="onLoad"/><svg:desc>τύπος</svg:desc></draw:frame></text:span><text:span text:style-name="T6">|</text:span></text:p>
      <text:p text:style-name="P13"><text:span text:style-name="T1">vii. </text:span><text:span text:style-name="T6">Τα αντίθετα διανύσματα είναι αντίρροπα</text:span></text:p>
      <text:p text:style-name="P13"><text:span text:style-name="T1">viii. </text:span><text:span text:style-name="T6">Η γωνία των διανυσμάτων </text:span><text:span text:style-name="T6"><draw:frame draw:style-name="fr1" draw:name="Αντικείμενο30" text:anchor-type="as-char" svg:y="-0.377cm" svg:width="0.259cm" svg:height="0.469cm" draw:z-index="29"><draw:object xlink:href="./Object 30" xlink:type="simple" xlink:show="embed" xlink:actuate="onLoad"/><draw:image xlink:href="./ObjectReplacements/Object 30" xlink:type="simple" xlink:show="embed" xlink:actuate="onLoad"/><svg:desc>τύπος</svg:desc></draw:frame></text:span><text:span text:style-name="T6">, </text:span><text:span text:style-name="T6"><draw:frame draw:style-name="fr1" draw:name="Αντικείμενο31" text:anchor-type="as-char" svg:y="-0.416cm" svg:width="0.259cm" svg:height="0.508cm" draw:z-index="30"><draw:object xlink:href="./Object 31" xlink:type="simple" xlink:show="embed" xlink:actuate="onLoad"/><draw:image xlink:href="./ObjectReplacements/Object 31" xlink:type="simple" xlink:show="embed" xlink:actuate="onLoad"/><svg:desc>τύπος</svg:desc></draw:frame></text:span><text:span text:style-name="T6"><text:s text:c="2"/>είναι μεταξύ 0 και π</text:span></text:p>
      <text:p text:style-name="P13"><text:span text:style-name="T1">ix. </text:span><text:span text:style-name="T11">Αν η γωνία των διανυσμάτων α και β είναι 0 , τότε τα διανύσματα είναι μεταξύ τους αντίρροπα</text:span></text:p>
      <text:p text:style-name="P14"><text:span text:style-name="T1">x. </text:span><text:span text:style-name="T6">Αν η γωνία των διανυσμάτων α, β είναι π, τότε τα διανύσματα είναι μεταξύ τους αντίρροπα</text:span></text:p>
      <text:p text:style-name="P14"><text:span text:style-name="T1">xi. </text:span><text:span text:style-name="T6">Το μηδενικό διάνυσμα είναι ομόρροπο με ένα τυχαίο διάνυσμα α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6:16:05.990000000</meta:creation-date>
    <dc:date>2023-09-07T16:51:17.195000000</dc:date>
    <meta:editing-duration>PT35M10S</meta:editing-duration>
    <meta:editing-cycles>7</meta:editing-cycles>
    <meta:generator>LibreOffice/7.5.2.2$Windows_X86_64 LibreOffice_project/53bb9681a964705cf672590721dbc85eb4d0c3a2</meta:generator>
    <meta:document-statistic meta:table-count="0" meta:image-count="0" meta:object-count="31" meta:page-count="1" meta:paragraph-count="28" meta:word-count="313" meta:character-count="1704" meta:non-whitespace-character-count="1394"/>
  </office:meta>
</office:document-meta>
</file>

<file path=Object 1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10/content.xml><?xml version="1.0" encoding="utf-8"?>
<math xmlns="http://www.w3.org/1998/Math/MathML" display="block">
  <semantics>
    <mover accent="true">
      <mi>β</mi>
      <mo stretchy="false">⃑</mo>
    </mover>
    <annotation encoding="StarMath 5.0">harpoon β
</annotation>
  </semantics>
</math>
</file>

<file path=Object 11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over accent="true">
      <mi>β</mi>
      <mo stretchy="false">⃑</mo>
    </mover>
    <annotation encoding="StarMath 5.0">harpoon β 
</annotation>
  </semantics>
</math>
</file>

<file path=Object 14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15/content.xml><?xml version="1.0" encoding="utf-8"?>
<math xmlns="http://www.w3.org/1998/Math/MathML" display="block">
  <semantics>
    <mover accent="true">
      <mi>β</mi>
      <mo stretchy="false">⃑</mo>
    </mover>
    <annotation encoding="StarMath 5.0">harpoon β
</annotation>
  </semantics>
</math>
</file>

<file path=Object 16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17/content.xml><?xml version="1.0" encoding="utf-8"?>
<math xmlns="http://www.w3.org/1998/Math/MathML" display="block">
  <semantics>
    <mrow>
      <mrow>
        <mover accent="true">
          <mi>α</mi>
          <mo stretchy="false">⃑</mo>
        </mover>
        <mo stretchy="false">⊥</mo>
        <mover accent="true">
          <mi>β</mi>
          <mo stretchy="false">⃑</mo>
        </mover>
      </mrow>
      <mo stretchy="false">⇔</mo>
    </mrow>
    <annotation encoding="StarMath 5.0">harpoon α ortho harpoon β dlrarrow </annotation>
  </semantics>
</math>
</file>

<file path=Object 18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19/content.xml><?xml version="1.0" encoding="utf-8"?>
<math xmlns="http://www.w3.org/1998/Math/MathML" display="block">
  <semantics>
    <mover accent="true">
      <mi>β</mi>
      <mo stretchy="false">⃑</mo>
    </mover>
    <annotation encoding="StarMath 5.0">harpoon β 
</annotation>
  </semantics>
</math>
</file>

<file path=Object 2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20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21/content.xml><?xml version="1.0" encoding="utf-8"?>
<math xmlns="http://www.w3.org/1998/Math/MathML" display="block">
  <semantics>
    <mover accent="true">
      <mi>β</mi>
      <mo stretchy="false">⃑</mo>
    </mover>
    <annotation encoding="StarMath 5.0">harpoon β 
</annotation>
  </semantics>
</math>
</file>

<file path=Object 22/content.xml><?xml version="1.0" encoding="utf-8"?>
<math xmlns="http://www.w3.org/1998/Math/MathML" display="block">
  <semantics>
    <mover accent="true">
      <mi mathvariant="italic">ΑΜ</mi>
      <mo stretchy="false">⃑</mo>
    </mover>
    <annotation encoding="StarMath 5.0">harpoon ΑΜ 
</annotation>
  </semantics>
</math>
</file>

<file path=Object 23/content.xml><?xml version="1.0" encoding="utf-8"?>
<math xmlns="http://www.w3.org/1998/Math/MathML" display="block">
  <semantics>
    <mover accent="true">
      <mi mathvariant="italic">MB</mi>
      <mo stretchy="false">⃑</mo>
    </mover>
    <annotation encoding="StarMath 5.0">harpoon MB
</annotation>
  </semantics>
</math>
</file>

<file path=Object 24/content.xml><?xml version="1.0" encoding="utf-8"?>
<math xmlns="http://www.w3.org/1998/Math/MathML" display="block">
  <semantics>
    <mover accent="true">
      <mi mathvariant="italic">ΑΒ</mi>
      <mo stretchy="false">⃑</mo>
    </mover>
    <annotation encoding="StarMath 5.0">harpoon ΑΒ 
</annotation>
  </semantics>
</math>
</file>

<file path=Object 25/content.xml><?xml version="1.0" encoding="utf-8"?>
<math xmlns="http://www.w3.org/1998/Math/MathML" display="block">
  <semantics>
    <mover accent="true">
      <mi mathvariant="italic">ΓΔ</mi>
      <mo stretchy="false">⃑</mo>
    </mover>
    <annotation encoding="StarMath 5.0">harpoon ΓΔ
</annotation>
  </semantics>
</math>
</file>

<file path=Object 26/content.xml><?xml version="1.0" encoding="utf-8"?>
<math xmlns="http://www.w3.org/1998/Math/MathML" display="block">
  <semantics>
    <mover accent="true">
      <mi mathvariant="italic">ΑΓ</mi>
      <mo stretchy="false">⃑</mo>
    </mover>
    <annotation encoding="StarMath 5.0">harpoon ΑΓ 
</annotation>
  </semantics>
</math>
</file>

<file path=Object 27/content.xml><?xml version="1.0" encoding="utf-8"?>
<math xmlns="http://www.w3.org/1998/Math/MathML" display="block">
  <semantics>
    <mover accent="true">
      <mi mathvariant="italic">ΒΔ</mi>
      <mo stretchy="false">⃑</mo>
    </mover>
    <annotation encoding="StarMath 5.0">harpoon ΒΔ 
</annotation>
  </semantics>
</math>
</file>

<file path=Object 28/content.xml><?xml version="1.0" encoding="utf-8"?>
<math xmlns="http://www.w3.org/1998/Math/MathML" display="block">
  <semantics>
    <mover accent="true">
      <mi mathvariant="italic">ΑΒ</mi>
      <mo stretchy="false">⃑</mo>
    </mover>
    <annotation encoding="StarMath 5.0">harpoon ΑΒ
</annotation>
  </semantics>
</math>
</file>

<file path=Object 29/content.xml><?xml version="1.0" encoding="utf-8"?>
<math xmlns="http://www.w3.org/1998/Math/MathML" display="block">
  <semantics>
    <mover accent="true">
      <mi mathvariant="italic">ΒΑ</mi>
      <mo stretchy="false">⃑</mo>
    </mover>
    <annotation encoding="StarMath 5.0">harpoon ΒΑ
</annotation>
  </semantics>
</math>
</file>

<file path=Object 3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30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31/content.xml><?xml version="1.0" encoding="utf-8"?>
<math xmlns="http://www.w3.org/1998/Math/MathML" display="block">
  <semantics>
    <mover accent="true">
      <mi>β</mi>
      <mo stretchy="false">⃑</mo>
    </mover>
    <annotation encoding="StarMath 5.0">harpoon β 
</annotation>
  </semantics>
</math>
</file>

<file path=Object 4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over accent="true">
      <mi mathvariant="italic">ΑΜ</mi>
      <mo stretchy="false">⃑</mo>
    </mover>
    <annotation encoding="StarMath 5.0">harpoon ΑΜ 
</annotation>
  </semantics>
</math>
</file>

<file path=Object 7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

<file path=Object 8/content.xml><?xml version="1.0" encoding="utf-8"?>
<math xmlns="http://www.w3.org/1998/Math/MathML" display="block">
  <semantics>
    <mover accent="true">
      <mi>β</mi>
      <mo stretchy="false">⃑</mo>
    </mover>
    <annotation encoding="StarMath 5.0">harpoon β 
</annotation>
  </semantics>
</math>
</file>

<file path=Object 9/content.xml><?xml version="1.0" encoding="utf-8"?>
<math xmlns="http://www.w3.org/1998/Math/MathML" display="block">
  <semantics>
    <mover accent="true">
      <mi>α</mi>
      <mo stretchy="false">⃑</mo>
    </mover>
    <annotation encoding="StarMath 5.0">harpoon α 
</annotation>
  </semantics>
</math>
</file>